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da2e" officeooo:paragraph-rsid="001ada2e"/>
    </style:style>
    <style:style style:name="P2" style:family="paragraph" style:parent-style-name="Standard" style:list-style-name="L1">
      <style:text-properties officeooo:rsid="001ada2e" officeooo:paragraph-rsid="001ada2e"/>
    </style:style>
    <style:style style:name="P3" style:family="paragraph" style:parent-style-name="Standard" style:list-style-name="L2">
      <style:text-properties officeooo:rsid="001ada2e" officeooo:paragraph-rsid="001ada2e"/>
    </style:style>
    <style:style style:name="P4" style:family="paragraph" style:parent-style-name="Standard" style:list-style-name="L3">
      <style:text-properties officeooo:rsid="001ada2e" officeooo:paragraph-rsid="001ada2e"/>
    </style:style>
    <style:style style:name="P5" style:family="paragraph" style:parent-style-name="Standard" style:list-style-name="L4">
      <style:text-properties officeooo:rsid="001ada2e" officeooo:paragraph-rsid="001ada2e"/>
    </style:style>
    <style:style style:name="P6" style:family="paragraph" style:parent-style-name="Standard" style:list-style-name="L5">
      <style:text-properties officeooo:rsid="001ada2e" officeooo:paragraph-rsid="001ada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Structure</text:p>
      <text:p text:style-name="P1"/>
      <text:p text:style-name="P1">Contents</text:p>
      <text:p text:style-name="P1"/>
      <text:p text:style-name="P1">Introduction</text:p>
      <text:list xml:id="list1201438806" text:style-name="L1">
        <text:list-item>
          <text:p text:style-name="P2">problem to be solved</text:p>
        </text:list-item>
        <text:list-item>
          <text:p text:style-name="P2">background research</text:p>
        </text:list-item>
      </text:list>
      <text:p text:style-name="P1"/>
      <text:p text:style-name="P1">Data Procurement</text:p>
      <text:list xml:id="list1020839308" text:style-name="L2">
        <text:list-item>
          <text:p text:style-name="P3">What videos used</text:p>
        </text:list-item>
      </text:list>
      <text:p text:style-name="P1"/>
      <text:p text:style-name="P1">Preprocessing</text:p>
      <text:list xml:id="list4252320047" text:style-name="L3">
        <text:list-item>
          <text:p text:style-name="P4">Audio processing</text:p>
        </text:list-item>
        <text:list-item>
          <text:p text:style-name="P4">mp3 extraction/description</text:p>
        </text:list-item>
        <text:list-item>
          <text:p text:style-name="P4">MFCCs</text:p>
        </text:list-item>
        <text:list-item>
          <text:p text:style-name="P4">subtitles processing</text:p>
        </text:list-item>
        <text:list-item>
          <text:p text:style-name="P4">0/1 pb array</text:p>
        </text:list-item>
      </text:list>
      <text:p text:style-name="P1"/>
      <text:p text:style-name="P1">Learner</text:p>
      <text:list xml:id="list2826979167" text:style-name="L4">
        <text:list-item>
          <text:p text:style-name="P5">Architecture</text:p>
        </text:list-item>
      </text:list>
      <text:p text:style-name="P1"/>
      <text:p text:style-name="P1">Tuning</text:p>
      <text:list xml:id="list1821422550" text:style-name="L5">
        <text:list-item>
          <text:p text:style-name="P6">Hyperopt/cross-validation</text:p>
        </text:list-item>
      </text:list>
      <text:p text:style-name="P1"/>
      <text:p text:style-name="P1">Results</text:p>
      <text:p text:style-name="P1"/>
      <text:p text:style-name="P1">Conclusio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3:56:48.814829043</meta:creation-date>
    <dc:date>2018-06-27T14:33:25.219411254</dc:date>
    <meta:editing-duration>PT36M37S</meta:editing-duration>
    <meta:editing-cycles>1</meta:editing-cycles>
    <meta:document-statistic meta:table-count="0" meta:image-count="0" meta:object-count="0" meta:page-count="1" meta:paragraph-count="19" meta:word-count="42" meta:character-count="283" meta:non-whitespace-character-count="270"/>
    <meta:generator>LibreOffice/6.0.4.2$MacOSX_X86_64 LibreOffice_project/9b0d9b32d5dcda91d2f1a96dc04c645c450872bf</meta:generator>
  </office:meta>
</office:document-meta>
</file>